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200000076B929E17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Titre_20_de_20_tableau_20_1_20_centre">
      <style:paragraph-properties fo:break-before="page"/>
    </style:style>
    <style:style style:name="T1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nnuaireTitre"/>
        <text:user-field-decl office:value-type="string" office:string-value="" text:name="aannuaireReport.dtCreation"/>
        <text:user-field-decl office:value-type="string" office:string-value="" text:name="formatAdr"/>
        <text:user-field-decl office:value-type="string" office:string-value="" text:name="socAnurCommtTxt"/>
        <text:user-field-decl office:value-type="string" office:string-value="" text:name="socAnurElemNom"/>
        <text:user-field-decl office:value-type="string" office:string-value="" text:name="socAnurElemSgl"/>
        <text:user-field-decl office:value-type="string" office:string-value="" text:name="socAnurSiteWeb"/>
        <text:user-field-decl office:value-type="string" office:string-value="" text:name="socAnurTel"/>
      </text:user-field-decls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1" fo:font-family="Arial" style:font-style-name="Normal" style:font-family-generic="swiss" style:font-pitch="variable" fo:font-size="8pt"/>
    </style:style>
    <style:style style:name="Titre_20_de_20_tableau_20_1_20_centre" style:display-name="Titre de tableau 1 centre" style:family="paragraph" style:parent-style-name="Standard" style:master-page-name="">
      <style:paragraph-properties fo:text-align="center" style:justify-single-word="false" style:page-number="auto"/>
      <style:text-properties fo:color="#ffffff" style:font-name="Arial2" fo:font-family="Arial" style:font-style-name="Gras" style:font-family-generic="swiss" style:font-pitch="variable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style:font-name="Arial2" fo:font-family="Arial" style:font-style-name="Gras" style:font-family-generic="swiss" style:font-pitch="variable" fo:font-weight="bold" style:font-weight-asian="bold" style:font-weight-complex="bold"/>
    </style:style>
    <style:style style:name="Données_20_gras" style:display-name="Données gras" style:family="paragraph" style:parent-style-name="Standard">
      <style:text-properties style:font-name="Arial2" fo:font-family="Arial" style:font-style-name="Gras" style:font-family-generic="swiss" style:font-pitch="variable" fo:font-size="9pt" fo:font-weight="bold"/>
    </style:style>
    <style:style style:name="Données" style:family="paragraph" style:parent-style-name="Standard">
      <style:text-properties style:font-name="Arial1" fo:font-family="Arial" style:font-style-name="Normal" style:font-family-generic="swiss" style:font-pitch="variable" fo:font-size="9pt"/>
    </style:style>
    <style:style style:name="Libellé" style:family="paragraph" style:parent-style-name="Standard">
      <style:text-properties style:font-name="Arial1" fo:font-family="Arial" style:font-style-name="Normal" style:font-family-generic="swiss" style:font-pitch="variable" fo:font-size="8pt"/>
    </style:style>
    <style:style style:name="Contenu_20_de_20_tableau_20_ACMS" style:display-name="Contenu de tableau ACMS" style:family="paragraph" style:parent-style-name="Table_20_Contents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style:font-name="Arial3" fo:font-family="Arial" style:font-style-name="Italique" style:font-family-generic="swiss" style:font-pitch="variable" fo:font-style="italic" style:font-style-asian="italic" style:font-style-complex="italic"/>
    </style:style>
    <style:style style:name="Accentuation_20_ACMS" style:display-name="Accentuation ACMS" style:family="text">
      <style:text-properties style:font-name="Arial3" fo:font-family="Arial" style:font-style-name="Italique" style:font-family-generic="swiss" style:font-pitch="variable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863cm" style:rel-column-width="14880*"/>
    </style:style>
    <style:style style:name="Tableau2.B" style:family="table-column">
      <style:table-column-properties style:column-width="13.15cm" style:rel-column-width="50655*"/>
    </style:style>
    <style:style style:name="Tableau2.1" style:family="table-row">
      <style:table-row-properties style:min-row-height="1.9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MT1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0.101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Table_20_Contents"><draw:frame draw:style-name="Mfr1" draw:name="Image8" text:anchor-type="paragraph" svg:x="-0.083cm" svg:y="0.076cm" svg:width="3.822cm" style:rel-width="103%" svg:height="1.741cm" style:rel-height="95%" draw:z-index="0"><draw:image xlink:href="Pictures/100000000000016200000076B929E176.jpg" xlink:type="simple" xlink:show="embed" xlink:actuate="onLoad"/></draw:frame></text:p>
            </table:table-cell>
            <table:table-cell table:style-name="Tableau2.B1" office:value-type="string">
              <text:p text:style-name="MP1">LISTE DES ORGANISMES</text:p>
              <text:p text:style-name="MP1"><text:span text:style-name="Accentuation_20_ACMS"><text:user-field-get text:name="annuaireTitre"/></text:span></text:p>
            </table:table-cell>
          </table:table-row>
        </table:table>
        <text:p text:style-name="Header"/>
      </style:header>
      <style:footer>
        <text:p text:style-name="Footer">ACMS-SOCIAL-E128<text:tab/>édité le <text:date style:data-style-name="N36" text:date-value="2016-11-24T11:13:55.356999817">24/11/2016</text:date> à <text:time style:data-style-name="N40" text:time-value="2016-11-24T11:13:55.357999987">11:11</text:time><text:tab/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49:14.260000000</meta:creation-date>
    <meta:generator>LibreOffice/4.4.4.3$Windows_x86 LibreOffice_project/2c39ebcf046445232b798108aa8a7e7d89552ea8</meta:generator>
    <meta:editing-duration>PT4M28S</meta:editing-duration>
    <meta:editing-cycles>8</meta:editing-cycles>
    <dc:date>2015-12-15T17:04:38.624000000</dc:date>
    <dc:creator>Jean-Yves LUCQUIAUD</dc:creator>
    <meta:document-statistic meta:table-count="1" meta:image-count="1" meta:object-count="0" meta:page-count="1" meta:paragraph-count="3" meta:word-count="13" meta:character-count="75" meta:non-whitespace-character-count="64"/>
  </office:meta>
</office:document-meta>
</file>